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fo:font-weight="bold" officeooo:rsid="000f7c9b" officeooo:paragraph-rsid="000f7c9b" style:font-weight-asian="bold" style:font-weight-complex="bold"/>
    </style:style>
    <style:style style:name="P2" style:family="paragraph" style:parent-style-name="Standard">
      <style:paragraph-properties fo:text-align="justify" style:justify-single-word="false"/>
      <style:text-properties fo:font-weight="normal" officeooo:rsid="000f7c9b" officeooo:paragraph-rsid="000f7c9b" style:font-weight-asian="normal" style:font-weight-complex="normal"/>
    </style:style>
    <style:style style:name="P3" style:family="paragraph" style:parent-style-name="Standard">
      <style:paragraph-properties fo:text-align="justify" style:justify-single-word="false">
        <style:tab-stops>
          <style:tab-stop style:position="14.737cm"/>
        </style:tab-stops>
      </style:paragraph-properties>
      <style:text-properties fo:font-weight="normal" officeooo:rsid="0015366c" officeooo:paragraph-rsid="0015366c" style:font-weight-asian="normal" style:font-weight-complex="normal"/>
    </style:style>
    <style:style style:name="P4" style:family="paragraph" style:parent-style-name="Standard">
      <style:paragraph-properties fo:text-align="justify" style:justify-single-word="false"/>
      <style:text-properties officeooo:paragraph-rsid="001713e3"/>
    </style:style>
    <style:style style:name="P5" style:family="paragraph" style:parent-style-name="Standard">
      <style:paragraph-properties fo:text-align="justify" style:justify-single-word="false"/>
      <style:text-properties style:text-underline-style="solid" style:text-underline-width="auto" style:text-underline-color="font-color" fo:font-weight="normal" officeooo:rsid="000f7c9b" officeooo:paragraph-rsid="000f7c9b" style:font-weight-asian="normal" style:font-weight-complex="normal"/>
    </style:style>
    <style:style style:name="P6" style:family="paragraph" style:parent-style-name="Standard">
      <style:paragraph-properties fo:text-align="justify" style:justify-single-word="false"/>
      <style:text-properties style:text-underline-style="none" fo:font-weight="normal" officeooo:rsid="000f7c9b" officeooo:paragraph-rsid="000f7c9b" style:font-weight-asian="normal" style:font-weight-complex="normal"/>
    </style:style>
    <style:style style:name="P7" style:family="paragraph" style:parent-style-name="Standard">
      <style:paragraph-properties fo:text-align="justify" style:justify-single-word="false"/>
      <style:text-properties fo:font-style="italic" style:text-underline-style="none" fo:font-weight="normal" officeooo:rsid="000f7c9b" officeooo:paragraph-rsid="000f7c9b" style:font-style-asian="italic" style:font-weight-asian="normal" style:font-style-complex="italic" style:font-weight-complex="normal"/>
    </style:style>
    <style:style style:name="P8" style:family="paragraph" style:parent-style-name="Standard">
      <style:paragraph-properties fo:text-align="justify" style:justify-single-word="false"/>
      <style:text-properties fo:font-style="italic" style:text-underline-style="none" fo:font-weight="normal" officeooo:rsid="00113575" officeooo:paragraph-rsid="00113575" style:font-style-asian="italic" style:font-weight-asian="normal" style:font-style-complex="italic" style:font-weight-complex="normal"/>
    </style:style>
    <style:style style:name="P9" style:family="paragraph" style:parent-style-name="Standard">
      <style:paragraph-properties fo:text-align="justify" style:justify-single-word="false"/>
      <style:text-properties fo:font-style="italic" style:text-underline-style="none" fo:font-weight="normal" officeooo:rsid="00116b2f" officeooo:paragraph-rsid="00116b2f" style:font-style-asian="italic" style:font-weight-asian="normal" style:font-style-complex="italic" style:font-weight-complex="normal"/>
    </style:style>
    <style:style style:name="P10" style:family="paragraph" style:parent-style-name="Standard">
      <style:paragraph-properties fo:text-align="justify" style:justify-single-word="false"/>
      <style:text-properties fo:font-style="italic" style:text-underline-style="none" fo:font-weight="normal" officeooo:rsid="00118b88" officeooo:paragraph-rsid="00118b88" style:font-style-asian="italic" style:font-weight-asian="normal" style:font-style-complex="italic" style:font-weight-complex="normal"/>
    </style:style>
    <style:style style:name="P11" style:family="paragraph" style:parent-style-name="Standard">
      <style:paragraph-properties fo:text-align="justify" style:justify-single-word="false"/>
      <style:text-properties fo:font-style="italic" style:text-underline-style="none" fo:font-weight="normal" officeooo:rsid="0013280c" officeooo:paragraph-rsid="0013280c" style:font-style-asian="italic" style:font-weight-asian="normal" style:font-style-complex="italic" style:font-weight-complex="normal"/>
    </style:style>
    <style:style style:name="P12" style:family="paragraph" style:parent-style-name="Standard">
      <style:paragraph-properties fo:text-align="justify" style:justify-single-word="false"/>
      <style:text-properties fo:font-style="italic" style:text-underline-style="none" fo:font-weight="normal" officeooo:rsid="0015366c" officeooo:paragraph-rsid="0015366c" style:font-style-asian="italic" style:font-weight-asian="normal" style:font-style-complex="italic" style:font-weight-complex="normal"/>
    </style:style>
    <style:style style:name="P13" style:family="paragraph" style:parent-style-name="Standard">
      <style:paragraph-properties fo:text-align="justify" style:justify-single-word="false"/>
      <style:text-properties fo:font-style="italic" style:text-underline-style="none" fo:font-weight="normal" officeooo:rsid="001713e3" officeooo:paragraph-rsid="001713e3" style:font-style-asian="italic" style:font-weight-asian="normal" style:font-style-complex="italic" style:font-weight-complex="normal"/>
    </style:style>
    <style:style style:name="P14" style:family="paragraph" style:parent-style-name="Standard">
      <style:paragraph-properties fo:text-align="justify" style:justify-single-word="false"/>
      <style:text-properties fo:font-style="italic" style:text-underline-style="none" fo:font-weight="normal" officeooo:rsid="001a9102" officeooo:paragraph-rsid="001a9102" style:font-style-asian="italic" style:font-weight-asian="normal" style:font-style-complex="italic" style:font-weight-complex="normal"/>
    </style:style>
    <style:style style:name="P15" style:family="paragraph" style:parent-style-name="Standard">
      <style:paragraph-properties fo:text-align="justify" style:justify-single-word="false"/>
      <style:text-properties fo:font-style="italic" style:text-underline-style="none" fo:font-weight="normal" officeooo:rsid="001afcdd" officeooo:paragraph-rsid="001afcdd" style:font-style-asian="italic" style:font-weight-asian="normal" style:font-style-complex="italic" style:font-weight-complex="normal"/>
    </style:style>
    <style:style style:name="P16" style:family="paragraph" style:parent-style-name="Standard">
      <style:paragraph-properties fo:text-align="justify" style:justify-single-word="false"/>
      <style:text-properties fo:font-style="italic" style:text-underline-style="none" fo:font-weight="bold" officeooo:rsid="0013efce" officeooo:paragraph-rsid="0013efce" style:font-style-asian="italic" style:font-weight-asian="bold" style:font-style-complex="italic" style:font-weight-complex="bold"/>
    </style:style>
    <style:style style:name="P17" style:family="paragraph" style:parent-style-name="Standard">
      <style:paragraph-properties fo:text-align="justify" style:justify-single-word="false"/>
      <style:text-properties fo:font-style="normal" style:text-underline-style="none" fo:font-weight="bold" officeooo:rsid="000f7c9b" officeooo:paragraph-rsid="000f7c9b" style:font-style-asian="normal" style:font-weight-asian="bold" style:font-style-complex="normal" style:font-weight-complex="bold"/>
    </style:style>
    <style:style style:name="P18" style:family="paragraph" style:parent-style-name="Standard">
      <style:paragraph-properties fo:text-align="justify" style:justify-single-word="false"/>
      <style:text-properties fo:font-style="normal" style:text-underline-style="none" fo:font-weight="bold" officeooo:rsid="00118b88" officeooo:paragraph-rsid="00118b88" style:font-style-asian="normal" style:font-weight-asian="bold" style:font-style-complex="normal" style:font-weight-complex="bold"/>
    </style:style>
    <style:style style:name="P19" style:family="paragraph" style:parent-style-name="Standard">
      <style:paragraph-properties fo:text-align="justify" style:justify-single-word="false"/>
      <style:text-properties fo:font-style="normal" style:text-underline-style="none" fo:font-weight="bold" officeooo:rsid="0013280c" officeooo:paragraph-rsid="0013280c" style:font-style-asian="normal" style:font-weight-asian="bold" style:font-style-complex="normal" style:font-weight-complex="bold"/>
    </style:style>
    <style:style style:name="P20" style:family="paragraph" style:parent-style-name="Standard">
      <style:paragraph-properties fo:text-align="justify" style:justify-single-word="false"/>
      <style:text-properties fo:font-style="normal" style:text-underline-style="none" fo:font-weight="bold" officeooo:rsid="0013efce" officeooo:paragraph-rsid="0013efce" style:font-style-asian="normal" style:font-weight-asian="bold" style:font-style-complex="normal" style:font-weight-complex="bold"/>
    </style:style>
    <style:style style:name="P21" style:family="paragraph" style:parent-style-name="Standard">
      <style:paragraph-properties fo:text-align="justify" style:justify-single-word="false"/>
      <style:text-properties fo:font-style="normal" style:text-underline-style="none" fo:font-weight="bold" officeooo:rsid="0015366c" officeooo:paragraph-rsid="0015366c" style:font-style-asian="normal" style:font-weight-asian="bold" style:font-style-complex="normal" style:font-weight-complex="bold"/>
    </style:style>
    <style:style style:name="P22" style:family="paragraph" style:parent-style-name="Standard">
      <style:paragraph-properties fo:text-align="justify" style:justify-single-word="false"/>
      <style:text-properties fo:font-style="normal" style:text-underline-style="none" fo:font-weight="normal" officeooo:rsid="000f7c9b" officeooo:paragraph-rsid="000f7c9b" style:font-style-asian="normal" style:font-weight-asian="normal" style:font-style-complex="normal" style:font-weight-complex="normal"/>
    </style:style>
    <style:style style:name="P23" style:family="paragraph" style:parent-style-name="Standard">
      <style:paragraph-properties fo:text-align="justify" style:justify-single-word="false"/>
      <style:text-properties fo:font-style="normal" style:text-underline-style="none" fo:font-weight="normal" officeooo:rsid="00118b88" officeooo:paragraph-rsid="00118b88" style:font-style-asian="normal" style:font-weight-asian="normal" style:font-style-complex="normal" style:font-weight-complex="normal"/>
    </style:style>
    <style:style style:name="P24" style:family="paragraph" style:parent-style-name="Standard">
      <style:paragraph-properties fo:text-align="justify" style:justify-single-word="false"/>
      <style:text-properties fo:font-style="normal" style:text-underline-style="none" fo:font-weight="normal" officeooo:rsid="0013280c" officeooo:paragraph-rsid="0013280c" style:font-style-asian="normal" style:font-weight-asian="normal" style:font-style-complex="normal" style:font-weight-complex="normal"/>
    </style:style>
    <style:style style:name="P25" style:family="paragraph" style:parent-style-name="Standard">
      <style:paragraph-properties fo:text-align="justify" style:justify-single-word="false"/>
      <style:text-properties fo:font-style="normal" style:text-underline-style="none" fo:font-weight="normal" officeooo:rsid="0015366c" officeooo:paragraph-rsid="0015366c" style:font-style-asian="normal" style:font-weight-asian="normal" style:font-style-complex="normal" style:font-weight-complex="normal"/>
    </style:style>
    <style:style style:name="P26" style:family="paragraph" style:parent-style-name="Standard">
      <style:paragraph-properties fo:text-align="justify" style:justify-single-word="false"/>
      <style:text-properties fo:font-style="normal" style:text-underline-style="none" fo:font-weight="normal" officeooo:rsid="0015366c" officeooo:paragraph-rsid="001713e3" style:font-style-asian="normal" style:font-weight-asian="normal" style:font-style-complex="normal" style:font-weight-complex="normal"/>
    </style:style>
    <style:style style:name="P27" style:family="paragraph" style:parent-style-name="Standard">
      <style:paragraph-properties fo:text-align="justify" style:justify-single-word="false"/>
      <style:text-properties fo:font-style="normal" style:text-underline-style="none" fo:font-weight="normal" officeooo:rsid="001713e3" officeooo:paragraph-rsid="001713e3" style:font-style-asian="normal" style:font-weight-asian="normal" style:font-style-complex="normal" style:font-weight-complex="normal"/>
    </style:style>
    <style:style style:name="P28" style:family="paragraph" style:parent-style-name="Standard">
      <style:paragraph-properties fo:text-align="justify" style:justify-single-word="false"/>
      <style:text-properties fo:font-style="normal" style:text-underline-style="none" fo:font-weight="normal" officeooo:rsid="00116b2f" officeooo:paragraph-rsid="00116b2f" style:font-style-asian="normal" style:font-weight-asian="normal" style:font-style-complex="normal" style:font-weight-complex="normal"/>
    </style:style>
    <style:style style:name="P29" style:family="paragraph" style:parent-style-name="Standard">
      <style:paragraph-properties fo:text-align="justify" style:justify-single-word="false"/>
      <style:text-properties fo:font-style="normal" style:text-underline-style="none" fo:font-weight="normal" officeooo:rsid="001a9102" officeooo:paragraph-rsid="001a9102" style:font-style-asian="normal" style:font-weight-asian="normal" style:font-style-complex="normal" style:font-weight-complex="normal"/>
    </style:style>
    <style:style style:name="P30" style:family="paragraph" style:parent-style-name="Standard">
      <style:paragraph-properties fo:text-align="justify" style:justify-single-word="false"/>
      <style:text-properties fo:font-style="normal" style:text-underline-style="none" fo:font-weight="normal" officeooo:rsid="001a9102" officeooo:paragraph-rsid="0015366c" style:font-style-asian="normal" style:font-weight-asian="normal" style:font-style-complex="normal" style:font-weight-complex="normal"/>
    </style:style>
    <style:style style:name="P31" style:family="paragraph" style:parent-style-name="Standard">
      <style:paragraph-properties fo:text-align="justify" style:justify-single-word="false"/>
      <style:text-properties fo:font-style="normal" style:text-underline-style="solid" style:text-underline-width="auto" style:text-underline-color="font-color" fo:font-weight="normal" officeooo:rsid="000f7c9b" officeooo:paragraph-rsid="000f7c9b" style:font-style-asian="normal" style:font-weight-asian="normal" style:font-style-complex="normal" style:font-weight-complex="normal"/>
    </style:style>
    <style:style style:name="P32" style:family="paragraph" style:parent-style-name="Standard">
      <style:paragraph-properties fo:text-align="justify" style:justify-single-word="false"/>
      <style:text-properties fo:font-style="normal" style:text-underline-style="solid" style:text-underline-width="auto" style:text-underline-color="font-color" fo:font-weight="normal" officeooo:rsid="00118b88" officeooo:paragraph-rsid="00118b88" style:font-style-asian="normal" style:font-weight-asian="normal" style:font-style-complex="normal" style:font-weight-complex="normal"/>
    </style:style>
    <style:style style:name="P33" style:family="paragraph" style:parent-style-name="Standard">
      <style:paragraph-properties fo:text-align="justify" style:justify-single-word="false"/>
      <style:text-properties fo:font-style="normal" style:text-underline-style="solid" style:text-underline-width="auto" style:text-underline-color="font-color" fo:font-weight="normal" officeooo:rsid="0013280c" officeooo:paragraph-rsid="0013280c" style:font-style-asian="normal" style:font-weight-asian="normal" style:font-style-complex="normal" style:font-weight-complex="normal"/>
    </style:style>
    <style:style style:name="P34" style:family="paragraph" style:parent-style-name="Standard">
      <style:paragraph-properties fo:text-align="justify" style:justify-single-word="false"/>
      <style:text-properties fo:font-style="normal" style:text-underline-style="solid" style:text-underline-width="auto" style:text-underline-color="font-color" fo:font-weight="normal" officeooo:rsid="0015366c" officeooo:paragraph-rsid="0015366c" style:font-style-asian="normal" style:font-weight-asian="normal" style:font-style-complex="normal" style:font-weight-complex="normal"/>
    </style:style>
    <style:style style:name="P35" style:family="paragraph" style:parent-style-name="Standard">
      <style:paragraph-properties fo:text-align="justify" style:justify-single-word="false"/>
      <style:text-properties fo:font-style="normal" style:text-underline-style="solid" style:text-underline-width="auto" style:text-underline-color="font-color" fo:font-weight="normal" officeooo:rsid="001a9102" officeooo:paragraph-rsid="001a9102" style:font-style-asian="normal" style:font-weight-asian="normal" style:font-style-complex="normal" style:font-weight-complex="normal"/>
    </style:style>
    <style:style style:name="P36" style:family="paragraph" style:parent-style-name="Standard">
      <style:paragraph-properties fo:text-align="justify" style:justify-single-word="false"/>
      <style:text-properties fo:font-style="normal" style:text-underline-style="solid" style:text-underline-width="auto" style:text-underline-color="font-color" fo:font-weight="normal" officeooo:rsid="001afcdd" officeooo:paragraph-rsid="001afcdd" style:font-style-asian="normal" style:font-weight-asian="normal" style:font-style-complex="normal" style:font-weight-complex="normal"/>
    </style:style>
    <style:style style:name="P37" style:family="paragraph" style:parent-style-name="Standard">
      <style:paragraph-properties fo:text-align="justify" style:justify-single-word="false" fo:break-before="page"/>
      <style:text-properties fo:font-style="normal" style:text-underline-style="none" fo:font-weight="bold" officeooo:rsid="0015366c" officeooo:paragraph-rsid="0015366c" style:font-style-asian="normal" style:font-weight-asian="bold" style:font-style-complex="normal" style:font-weight-complex="bold"/>
    </style:style>
    <style:style style:name="P38" style:family="paragraph" style:parent-style-name="Standard" style:list-style-name="L1">
      <style:paragraph-properties fo:text-align="justify" style:justify-single-word="false"/>
      <style:text-properties fo:font-style="normal" style:text-underline-style="none" fo:font-weight="normal" officeooo:rsid="00118b88" officeooo:paragraph-rsid="00118b88" style:font-style-asian="normal" style:font-weight-asian="normal" style:font-style-complex="normal" style:font-weight-complex="normal"/>
    </style:style>
    <style:style style:name="P39" style:family="paragraph" style:parent-style-name="Standard" style:list-style-name="L2">
      <style:paragraph-properties fo:text-align="justify" style:justify-single-word="false"/>
      <style:text-properties fo:font-style="normal" style:text-underline-style="none" fo:font-weight="normal" officeooo:rsid="0013280c" officeooo:paragraph-rsid="0013280c" style:font-style-asian="normal" style:font-weight-asian="normal" style:font-style-complex="normal" style:font-weight-complex="normal"/>
    </style:style>
    <style:style style:name="P40" style:family="paragraph" style:parent-style-name="Standard">
      <style:paragraph-properties fo:text-align="justify" style:justify-single-word="false"/>
      <style:text-properties fo:font-style="normal" style:text-underline-style="none" fo:font-weight="normal" officeooo:rsid="001a9102" officeooo:paragraph-rsid="001a9102" style:font-style-asian="normal" style:font-weight-asian="normal" style:font-style-complex="normal" style:font-weight-complex="normal"/>
    </style:style>
    <style:style style:name="P41" style:family="paragraph" style:parent-style-name="Standard" style:list-style-name="L3">
      <style:paragraph-properties fo:text-align="justify" style:justify-single-word="false"/>
      <style:text-properties fo:font-style="normal" style:text-underline-style="none" fo:font-weight="normal" officeooo:rsid="0015366c" officeooo:paragraph-rsid="0015366c" style:font-style-asian="normal" style:font-weight-asian="normal" style:font-style-complex="normal" style:font-weight-complex="normal"/>
    </style:style>
    <style:style style:name="P42" style:family="paragraph" style:parent-style-name="Standard" style:list-style-name="L3">
      <style:paragraph-properties fo:text-align="justify" style:justify-single-word="false"/>
      <style:text-properties officeooo:paragraph-rsid="0015366c"/>
    </style:style>
    <style:style style:name="P43" style:family="paragraph" style:parent-style-name="Standard">
      <style:paragraph-properties fo:text-align="justify" style:justify-single-word="false">
        <style:tab-stops>
          <style:tab-stop style:position="14.737cm"/>
        </style:tab-stops>
      </style:paragraph-properties>
      <style:text-properties fo:font-weight="normal" officeooo:rsid="0015366c" officeooo:paragraph-rsid="0015366c"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3efce" style:font-weight-asian="normal" style:font-weight-complex="normal"/>
    </style:style>
    <style:style style:name="T4" style:family="text">
      <style:text-properties fo:font-weight="normal" officeooo:rsid="001d24ab" style:font-weight-asian="normal" style:font-weight-complex="normal"/>
    </style:style>
    <style:style style:name="T5" style:family="text">
      <style:text-properties fo:font-style="normal" style:font-style-asian="normal" style:font-style-complex="normal"/>
    </style:style>
    <style:style style:name="T6" style:family="text">
      <style:text-properties fo:font-style="normal" officeooo:rsid="001713e3" style:font-style-asian="normal" style:font-style-complex="normal"/>
    </style:style>
    <style:style style:name="T7" style:family="text">
      <style:text-properties fo:font-style="normal" style:text-underline-style="none" fo:font-weight="normal" officeooo:rsid="0015366c" style:font-style-asian="normal" style:font-weight-asian="normal" style:font-style-complex="normal" style:font-weight-complex="normal"/>
    </style:style>
    <style:style style:name="T8" style:family="text">
      <style:text-properties fo:font-style="normal" style:text-underline-style="none" fo:font-weight="normal" officeooo:rsid="001713e3" style:font-style-asian="normal" style:font-weight-asian="normal" style:font-style-complex="normal" style:font-weight-complex="normal"/>
    </style:style>
    <style:style style:name="T9" style:family="text">
      <style:text-properties fo:font-style="normal" style:text-underline-style="none" style:font-style-asian="normal" style:font-style-complex="normal"/>
    </style:style>
    <style:style style:name="T10" style:family="text">
      <style:text-properties fo:font-style="normal" style:text-underline-style="none" officeooo:rsid="0015366c" style:font-style-asian="normal" style:font-style-complex="normal"/>
    </style:style>
    <style:style style:name="T11" style:family="text">
      <style:text-properties fo:font-style="normal" style:text-underline-style="none" officeooo:rsid="001d8d22"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style:text-underline-style="solid" style:text-underline-width="auto" style:text-underline-color="font-color" style:font-style-asian="normal" style:font-style-complex="normal"/>
    </style:style>
    <style:style style:name="T14" style:family="text">
      <style:text-properties fo:font-style="italic" style:font-style-asian="italic" style:font-style-complex="italic"/>
    </style:style>
    <style:style style:name="T15" style:family="text">
      <style:text-properties fo:font-style="italic" officeooo:rsid="001713e3" style:font-style-asian="italic" style:font-style-complex="italic"/>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tyle="italic" fo:font-weight="normal" officeooo:rsid="0013efce" style:font-style-asian="italic" style:font-weight-asian="normal" style:font-style-complex="italic" style:font-weight-complex="normal"/>
    </style:style>
    <style:style style:name="T19" style:family="text">
      <style:text-properties fo:font-style="italic" style:text-underline-style="none" fo:font-weight="normal" officeooo:rsid="0015366c" style:font-style-asian="italic" style:font-weight-asian="normal" style:font-style-complex="italic" style:font-weight-complex="normal"/>
    </style:style>
    <style:style style:name="T20" style:family="text">
      <style:text-properties fo:font-style="italic" style:text-underline-style="none" fo:font-weight="normal" officeooo:rsid="001713e3" style:font-style-asian="italic" style:font-weight-asian="normal" style:font-style-complex="italic" style:font-weight-complex="normal"/>
    </style:style>
    <style:style style:name="T21" style:family="text">
      <style:text-properties fo:font-style="italic" style:text-underline-style="none" style:font-style-asian="italic" style:font-style-complex="italic"/>
    </style:style>
    <style:style style:name="T22" style:family="text">
      <style:text-properties officeooo:rsid="00118b88"/>
    </style:style>
    <style:style style:name="T23" style:family="text">
      <style:text-properties officeooo:rsid="0013efce"/>
    </style:style>
    <style:style style:name="T24" style:family="text">
      <style:text-properties style:text-underline-style="solid" style:text-underline-width="auto" style:text-underline-color="font-color"/>
    </style:style>
    <style:style style:name="T25" style:family="text">
      <style:text-properties officeooo:rsid="001713e3"/>
    </style:style>
    <style:style style:name="T26" style:family="text">
      <style:text-properties officeooo:rsid="00191391"/>
    </style:style>
    <style:style style:name="T27" style:family="text">
      <style:text-properties style:text-underline-style="none"/>
    </style:style>
    <style:style style:name="T28" style:family="text">
      <style:text-properties style:text-underline-style="none" officeooo:rsid="001b8476"/>
    </style:style>
    <style:style style:name="T29" style:family="text">
      <style:text-properties officeooo:rsid="001d8d2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7. Le strutture</text:p>
      <text:p text:style-name="P2">Una struttura è una collezione ordinata di elementi non omogenei, detti membri o campi. Ciascun campo ha uno specifico tipo, nome e valore.</text:p>
      <text:p text:style-name="P2">Le strutture permettono di definire nuovi tipi di oggetti aggregati e oggetti complessi in C++; la struttura può essere utilizzata come un oggetto unico e i campi possono essere utilizzati singolarmente.</text:p>
      <text:p text:style-name="P2"/>
      <text:p text:style-name="P2">Ciascun campo può essere a sua volta un tipo struttura.</text:p>
      <text:p text:style-name="P2"/>
      <text:p text:style-name="P1">47.1 Definizione di un tipo struct</text:p>
      <text:p text:style-name="P2">Viene definito un nuovo tipo aggregato.</text:p>
      <text:p text:style-name="P2">La definizione viene fatta <text:span text:style-name="T1">globalmente! </text:span>(infatti sostanzialmente definiamo un nuovo tipo di variabile costituito da più tipi).</text:p>
      <text:p text:style-name="P2"/>
      <text:p text:style-name="P5">Sintassi</text:p>
      <text:p text:style-name="P7">struct new_struct_id {<text:tab/> <text:s text:c="3"/><text:tab/><text:span text:style-name="T5">//si definisce, globalmente, il nuovo “tipo” </text:span>new_struct_id”</text:p>
      <text:p text:style-name="P7">tipo1 campo1;</text:p>
      <text:p text:style-name="P7">...</text:p>
      <text:p text:style-name="P7">tipoN campoN;</text:p>
      <text:p text:style-name="P7">};</text:p>
      <text:p text:style-name="P6"/>
      <text:p text:style-name="P6"><text:span text:style-name="T14">new_struct_id var_id;<text:tab/></text:span><text:tab/>//si crea una nuova variabile <text:span text:style-name="T14">var_id</text:span><text:span text:style-name="T5"> non di un tipo standard, ma del <text:tab/><text:tab/><text:tab/><text:tab/>tipo </text:span><text:span text:style-name="T14">new_struct_id</text:span><text:span text:style-name="T5"> sopra definito. La variabile dipenderà dagli </text:span><text:span text:style-name="T14">N</text:span><text:span text:style-name="T5"> <text:tab/><text:tab/><text:tab/><text:tab/><text:tab/>campi.</text:span></text:p>
      <text:p text:style-name="P22"/>
      <text:p text:style-name="P31">Esempio</text:p>
      <text:p text:style-name="P6"><text:span text:style-name="T14">struct complex { </text:span><text:span text:style-name="T5"><text:tab/><text:tab/>// definizione del tipo "complex"</text:span></text:p>
      <text:p text:style-name="P6"><text:span text:style-name="T14">double re; <text:tab/></text:span><text:span text:style-name="T5"><text:tab/><text:tab/>// campo "reale"</text:span></text:p>
      <text:p text:style-name="P6"><text:span text:style-name="T14">double</text:span><text:span text:style-name="T5"> </text:span><text:span text:style-name="T14">im; </text:span><text:span text:style-name="T5"><text:tab/><text:tab/><text:tab/>// campo "immaginario"</text:span></text:p>
      <text:p text:style-name="P7">};</text:p>
      <text:p text:style-name="P7"/>
      <text:p text:style-name="P6"><text:span text:style-name="T14">complex c,c1; </text:span><text:span text:style-name="T5"><text:tab/><text:tab/><text:tab/>// definizione di variabili di tipo "complex"</text:span></text:p>
      <text:p text:style-name="P22"/>
      <text:p text:style-name="P17">47.2 Strutture annidate</text:p>
      <text:p text:style-name="P22">Come detto in precedenza, i campi delle strutture possono essere a loro volta dei campi.</text:p>
      <text:p text:style-name="P22"/>
      <text:p text:style-name="P7">struct data {</text:p>
      <text:p text:style-name="P7">int giorno, mese, anno;</text:p>
      <text:p text:style-name="P7">};</text:p>
      <text:p text:style-name="P22"/>
      <text:p text:style-name="P6"><text:span text:style-name="T14">struct persona {</text:span><text:span text:style-name="T5"><text:tab/><text:tab/><text:tab/>// struttura annidata</text:span></text:p>
      <text:p text:style-name="P7">char nome[25], cognome[25];</text:p>
      <text:p text:style-name="P7">char comune_nascita[25];</text:p>
      <text:p text:style-name="P7">data data_nascita;<text:tab/><text:tab/><text:tab/><text:span text:style-name="T5">//</text:span>data_nascita <text:span text:style-name="T5">è una variabile del tipo </text:span>data</text:p>
      <text:p text:style-name="P7">enum { F, M } sesso;</text:p>
      <text:p text:style-name="P7">};</text:p>
      <text:p text:style-name="P22"/>
      <text:p text:style-name="P6"><text:span text:style-name="T14">struct studente { </text:span><text:span text:style-name="T5"><text:tab/><text:tab/><text:tab/>// struttura ulteriormente annidata</text:span></text:p>
      <text:p text:style-name="P7">persona generalita;<text:tab/><text:tab/><text:tab/><text:span text:style-name="T5">//</text:span>generalita<text:span text:style-name="T5"> è una variabile del tipo </text:span>persona</text:p>
      <text:p text:style-name="P7">char matricola[10];<text:tab/></text:p>
      <text:p text:style-name="P7">int anno_iscrizione;</text:p>
      <text:p text:style-name="P7">};</text:p>
      <text:p text:style-name="P36"><text:soft-page-break/>Esempio di accesso<text:span text:style-name="T27"> (due strut</text:span><text:span text:style-name="T28">t</text:span><text:span text:style-name="T27">ure: </text:span><text:span text:style-name="T21">struct dati{char nome[10], cognome[10];</text:span><text:span text:style-name="T27">); e </text:span><text:span text:style-name="T21">struct studente {float media;dati generalita};</text:span></text:p>
      <text:p text:style-name="P15">dati informazioni={"Piero","Fattore"}; studente s;</text:p>
      <text:p text:style-name="P15">s.media=21;</text:p>
      <text:p text:style-name="P15">strcpy(s.generalita.nome,informazioni.nome);</text:p>
      <text:p text:style-name="P15">cin &gt;&gt; s.generalita.cognome;</text:p>
      <text:p text:style-name="P15"/>
      <text:p text:style-name="P15">cout &lt;&lt; s.generalita.nome &lt;&lt; s.generalita.cognome;</text:p>
      <text:p text:style-name="P15">//cout &lt;&lt; s.generalita; <text:span text:style-name="T1">errore</text:span></text:p>
      <text:p text:style-name="P17"/>
      <text:p text:style-name="P17">47.3 Inizializzazioni di variabili di tipo <text:span text:style-name="T14">struct</text:span></text:p>
      <text:p text:style-name="P22">Una variabile di tipo <text:span text:style-name="T14">struct</text:span> viene inizializzata con liste ordinate dei valori dei campi rispettivi. Devono combaciare per ordine e tipo. Eventuali valori mancanti vengono iniziati allo zero del tipo.</text:p>
      <text:p text:style-name="P22"/>
      <text:p text:style-name="P31">Sintassi</text:p>
      <text:p text:style-name="P7">new_struct_id var_id = {exp,exp1,exp2,exp3,exp4}; </text:p>
      <text:p text:style-name="P22"/>
      <text:p text:style-name="P7"><text:span text:style-name="T5">//le varie </text:span>exp<text:span text:style-name="T5"> devono essere dei valori conformi al tipo di campo cui corrispondono (se sono una stringa saranno </text:span>“Ciao”<text:span text:style-name="T5">, un carattere </text:span>‘c’<text:span text:style-name="T5">, un numero </text:span>9<text:span text:style-name="T5">, …)</text:span></text:p>
      <text:p text:style-name="P31"/>
      <text:p text:style-name="P31">Esempi</text:p>
      <text:p text:style-name="P22">Definiamo una variabile <text:span text:style-name="T14">x</text:span> del tipo <text:span text:style-name="T14">persona</text:span></text:p>
      <text:p text:style-name="P22"/>
      <text:p text:style-name="P7">persona x = {“Paolo”, “Rossi”,”Trento”,{21,10,1980}, M};<text:tab/></text:p>
      <text:p text:style-name="P22"/>
      <text:p text:style-name="P22">//osserviamo che il terzo elemento è una struttura e quindi scriviamo una lista di elementi, che corrispondono per ordine e tipo al tipo della struttura cui ci riferiamo</text:p>
      <text:p text:style-name="P22"/>
      <text:p text:style-name="P22">Al posto delle costanti si possono anche mettere delle variabili:</text:p>
      <text:p text:style-name="P8">int a=21, b=10, c=1980;</text:p>
      <text:p text:style-name="P8">data_nascita date = {a,b,c};</text:p>
      <text:p text:style-name="P22"/>
      <text:p text:style-name="P28">Se dobbiamo assegnare una stringa ad un campo di una struttura con una variabile, non mettiamo il nome della stringa nella lista ma facciamo così.</text:p>
      <text:p text:style-name="P28"/>
      <text:p text:style-name="P9">char nome[]=”Paolo”;</text:p>
      <text:p text:style-name="P9">persona x = <text:span text:style-name="T22">{“AA”</text:span>,”Rossi”,”Trento”,{21,10,1980},M};</text:p>
      <text:p text:style-name="P9">//<text:span text:style-name="T26">oppure</text:span></text:p>
      <text:p text:style-name="P9">strcpy(x.nome,nome);</text:p>
      <text:p text:style-name="P9"/>
      <text:p text:style-name="P23">È comunque consigliato inizializzare una stringa con una lista solo quando si hanno costanti, in tutti gli altri casi conviene operare direttamente sul campo, come fosse una comune variabile di tipo noto.</text:p>
      <text:p text:style-name="P23"/>
      <text:p text:style-name="P18">! <text:span text:style-name="T23">Si possono anche definire array di una struttura ! </text:span><text:span text:style-name="T3">Infatti al pari di una variabile posso fare: </text:span><text:span text:style-name="T18">persona insieme_di_persone[10] = {};</text:span></text:p>
      <text:p text:style-name="P20"><text:span text:style-name="T17">insieme_di_persone[0].nome;<text:tab/></text:span><text:span text:style-name="T2">//il nome della prima persona</text:span></text:p>
      <text:p text:style-name="P16"><text:span text:style-name="T2">insieme_di_persone[5].conome;</text:span><text:span text:style-name="T12"><text:tab/>//il cognome della sesta persona</text:span></text:p>
      <text:p text:style-name="P23"/>
      <text:p text:style-name="P18">47.4 Accesso ai campi di una struct.</text:p>
      <text:p text:style-name="P24">L’assegnazione ai campi di una struct, non può essere fatta con un ciclo <text:span text:style-name="T14">for</text:span>, quindi bisogna fare <text:span text:style-name="T14">n</text:span> volte le operazioni di accesso ai campi di una struct e modifica, dove <text:span text:style-name="T14">n</text:span> è il numero dei campi.</text:p>
      <text:list xml:id="list393364637" text:style-name="L1">
        <text:list-item>
          <text:p text:style-name="P38"><text:soft-page-break/>Se <text:span text:style-name="T14">s</text:span> è una struct e <text:span text:style-name="T14">field</text:span> è un identificatore di un suo campo, allora <text:span text:style-name="T14">s.field</text:span> denota il campo della struct: <text:span text:style-name="T16">s.field </text:span>è un’espressione dotata di indirizzo! Può essere letta con &gt;&gt;, assegnata, passata per riferimento, ecc. </text:p>
        </text:list-item>
        <text:list-item>
          <text:p text:style-name="P38">Se <text:span text:style-name="T14">ps</text:span> è un puntatore ad una struttura avente <text:span text:style-name="T14">field</text:span> come campo, possiamo far puntare il nostro puntatore a <text:span text:style-name="T14">s </text:span>(facendo la solita assegnazione dei puntatori <text:span text:style-name="T16">new_struct_id* ps = &amp;s</text:span>) e poi manipolare <text:span text:style-name="T14">field </text:span>in questo modo:<text:span text:style-name="T1"> </text:span><text:span text:style-name="T16">ps-&gt;field</text:span><text:span text:style-name="T14"> </text:span>(zucchero sintattico molto usato). </text:p>
          <text:p text:style-name="P38"><text:span text:style-name="T14">ps-&gt;field </text:span>può essere usato analogamente a <text:span text:style-name="T14">s.field</text:span>.</text:p>
        </text:list-item>
      </text:list>
      <text:p text:style-name="P23"/>
      <text:p text:style-name="P32">Esempio</text:p>
      <text:p text:style-name="P10">struct complex { double re, im; };</text:p>
      <text:p text:style-name="P10">complex c; complex *pc = &amp;c;</text:p>
      <text:p text:style-name="P10"/>
      <text:p text:style-name="P10">c.re = 2.5; pc-&gt;im = 3;</text:p>
      <text:p text:style-name="P10">cin &gt;&gt; c.re &gt;&gt; c.im;</text:p>
      <text:p text:style-name="P10">cout &lt;&lt; c.re &lt;&lt; endl &lt;&lt; c.im,</text:p>
      <text:p text:style-name="P10">swap(c.re,c.im);</text:p>
      <text:p text:style-name="P10">c.re = a;</text:p>
      <text:p text:style-name="P10">int array[10];</text:p>
      <text:p text:style-name="P10">cin &gt;&gt; array[1];</text:p>
      <text:p text:style-name="P10">c.re=array[1];</text:p>
      <text:p text:style-name="P10"/>
      <text:p text:style-name="P19">47.5 Assegnazione tra strutture</text:p>
      <text:p text:style-name="P24">A differenza degli array, l’assegnazione tra struct è definita.</text:p>
      <text:p text:style-name="P24"/>
      <text:p text:style-name="P24">L’assegnazione di struct avviene per valore. Vengono copiati tutti i valori dei membri.</text:p>
      <text:p text:style-name="P19">Se un campo è un array statico, viene copiato per intero!</text:p>
      <text:p text:style-name="P19"/>
      <text:p text:style-name="P24">La copia di struct può essere computazionalmente onerosa!</text:p>
      <text:p text:style-name="P24"/>
      <text:p text:style-name="P11">persona x,y = {"Paolo", "Rossi", "Trento", {21,10,1980}, M };</text:p>
      <text:p text:style-name="P11">x=y; <text:span text:style-name="T5">// vengono copiate tutte le stringhe!</text:span></text:p>
      <text:p text:style-name="P11"/>
      <text:p text:style-name="P19">47.6 Passaggio di strutture a funzioni</text:p>
      <text:p text:style-name="P24">A differenza degli array, le strutture:</text:p>
      <text:list xml:id="list1907872416" text:style-name="L2">
        <text:list-item>
          <text:p text:style-name="P39">possono essere passate per valore ad una funzione</text:p>
        </text:list-item>
        <text:list-item>
          <text:p text:style-name="P39">possono essere restituire da una funzione tramite <text:span text:style-name="T14">return</text:span></text:p>
          <text:p text:style-name="P39"/>
        </text:list-item>
      </text:list>
      <text:p text:style-name="P24">Entrambe le operazioni comportano una copia dei valori dei membri (array compresi!). Entrambe le operazioni possono essere computazionalmente onerose!</text:p>
      <text:p text:style-name="P24"/>
      <text:p text:style-name="P24">Quando possibile, è preferibile utilizzare <text:span text:style-name="T1">passaggio per riferimento </text:span>(con <text:span text:style-name="T14">const</text:span>).</text:p>
      <text:p text:style-name="P24"/>
      <text:p text:style-name="P33">Esempio</text:p>
      <text:p text:style-name="P11">void stampa_persona (persona p) {...}</text:p>
      <text:p text:style-name="P11">void stampa_persona1 (const persona &amp; p) {...}</text:p>
      <text:p text:style-name="P11">persona x,y = {"Paolo", "Rossi", "Trento", {21,10,1980}, M };</text:p>
      <text:p text:style-name="P11"/>
      <text:p text:style-name="P11">stampa_persona(y); // viene fatta una copia</text:p>
      <text:p text:style-name="P11">stampa_persona1(y); // non viene fatta alcuna copia</text:p>
      <text:p text:style-name="P11"/>
      <text:p text:style-name="P35">Esempio di passaggio e ritorno di una struttura<text:span text:style-name="T27"> (</text:span><text:span text:style-name="T21">struct punto {float x, y;};</text:span><text:span text:style-name="T27">)</text:span></text:p>
      <text:p text:style-name="P14">punto trasladiuno(const punto&amp;);</text:p>
      <text:p text:style-name="P14"><text:soft-page-break/></text:p>
      <text:p text:style-name="P29">Nel <text:span text:style-name="T14">main</text:span>: <text:s/><text:span text:style-name="T14">punto p, q;</text:span> - inizializza <text:span text:style-name="T14">p - <text:s text:c="2"/>q=trasladiuno(p); - </text:span>stampa <text:span text:style-name="T14">q</text:span>.</text:p>
      <text:p text:style-name="P29">La funzione: </text:p>
      <text:p text:style-name="P14"><text:tab/><text:tab/>punto trasladiuno(const punto&amp; puntoIN){</text:p>
      <text:p text:style-name="P14"><text:tab/><text:tab/> <text:s/>punto puntoFIN;</text:p>
      <text:p text:style-name="P14"><text:tab/><text:tab/> <text:s/>puntoFIN.x=puntoIN.x+1;</text:p>
      <text:p text:style-name="P14"><text:tab/><text:tab/> <text:s/>puntoFIN.y=puntoIN.y+1;</text:p>
      <text:p text:style-name="P14"><text:s text:c="2"/><text:tab/><text:tab/>return puntoFIN;}</text:p>
      <text:p text:style-name="P14"/>
      <text:p text:style-name="P19">47.7 Assegnazione di array statici tramite struct</text:p>
      <text:p text:style-name="P24">Per gestire gli array statici in modo che possano essere copiati, si può “incapsulare” un tipo array come membro di una <text:span text:style-name="T14">struct</text:span>.</text:p>
      <text:p text:style-name="P33">Esempio</text:p>
      <text:p text:style-name="P11">struct int_array { int ia[3]; };<text:tab/><text:span text:style-name="T5">//struttura con un solo elemento per gestire gli array</text:span></text:p>
      <text:p text:style-name="P11">int_array sa, sb;</text:p>
      <text:p text:style-name="P11"/>
      <text:p text:style-name="P11">sa.ia[0]=1;</text:p>
      <text:p text:style-name="P11">sa.ia[1]=2;</text:p>
      <text:p text:style-name="P11">sa.ia[2]=3;</text:p>
      <text:p text:style-name="P11"/>
      <text:p text:style-name="P24"><text:span text:style-name="T14">sb = sa; </text:span>// l’array viene copiato!</text:p>
      <text:p text:style-name="P24"/>
      <text:p text:style-name="P14">int_array sc[3]; <text:span text:style-name="T5">//un array di dimensione 3 che contiene 3 array</text:span></text:p>
      <text:p text:style-name="P29"/>
      <text:p text:style-name="P14">cin &gt;&gt; sc[0].ia[0] &gt;&gt; sc[0].ia[1] &gt;&gt; sc[0].ia[2];</text:p>
      <text:p text:style-name="P24"/>
      <text:p text:style-name="P21">47.8 Assegnazione di array dinamici tramite struct</text:p>
      <text:p text:style-name="P25">Nel caso di array dinamici, viene copiato solo il puntatore. Nella definizione della struttura si mette come campo un <text:span text:style-name="T14">tipo* </text:span>(un puntatore, a cui verrà poi assegnata un’area di memoria della heap).</text:p>
      <text:p text:style-name="P25"/>
      <text:p text:style-name="P12">struct int_array { int * ia; };</text:p>
      <text:p text:style-name="P12">sa.ia = new int[3];</text:p>
      <text:p text:style-name="P12">sb = sa;</text:p>
      <text:p text:style-name="P12">viene copiato il puntatore, <text:span text:style-name="T1">sa.ia e sb.ia sono lo stesso array! </text:span><text:span text:style-name="T5">Per questo basta fare un solo </text:span>delete<text:span text:style-name="T5"> alla fine del programma.</text:span></text:p>
      <text:p text:style-name="P25"/>
      <text:p text:style-name="P21">47.9 Strutture ricorsive</text:p>
      <text:p text:style-name="P12"><text:span text:style-name="T5">La seguente definizione </text:span><text:span text:style-name="T13">non</text:span><text:span text:style-name="T5"> è lecita:</text:span></text:p>
      <text:p text:style-name="P12">struct S {</text:p>
      <text:p text:style-name="P12">int value;</text:p>
      <text:p text:style-name="P12">S n; //definizione circolare!</text:p>
      <text:p text:style-name="P12">};</text:p>
      <text:p text:style-name="P12"/>
      <text:p text:style-name="P25">La seguente definizione è lecita:</text:p>
      <text:p text:style-name="P12">struct S {</text:p>
      <text:p text:style-name="P12">int value;</text:p>
      <text:p text:style-name="P12">S *n;</text:p>
      <text:p text:style-name="P12">};</text:p>
      <text:p text:style-name="P12"/>
      <text:p text:style-name="P25">Ogni puntatore occupa lo stesso spazio di memoria indipendentemente dal suo tipo. Molto importante per strutture dati dinamiche!</text:p>
      <text:p text:style-name="P25"/>
      <text:p text:style-name="P34"><text:soft-page-break/>Strutture mutualmente ricorsive</text:p>
      <text:p text:style-name="P12"><text:span text:style-name="T5">La seguente definizione </text:span><text:span text:style-name="T13">non</text:span><text:span text:style-name="T5"> è lecita:</text:span></text:p>
      <text:p text:style-name="P12">struct S1</text:p>
      <text:p text:style-name="P12">{ int value;</text:p>
      <text:p text:style-name="P12">S2 *n; }; <text:s/><text:span text:style-name="T13">//S2 ancora indefinito</text:span></text:p>
      <text:p text:style-name="P12"/>
      <text:p text:style-name="P12">struct S2</text:p>
      <text:p text:style-name="P12">{ int value;</text:p>
      <text:p text:style-name="P12">S1 *n; };</text:p>
      <text:p text:style-name="P25">La seguente definizione è lecita:</text:p>
      <text:p text:style-name="P12">struct S2;<text:span text:style-name="T5"> //</text:span><text:span text:style-name="T13">dichiarazione di S2</text:span></text:p>
      <text:p text:style-name="P12"/>
      <text:p text:style-name="P12">struct S1</text:p>
      <text:p text:style-name="P12">{ int value;</text:p>
      <text:p text:style-name="P12">S2 *n; }; <text:tab/><text:span text:style-name="T5">// Ok!</text:span></text:p>
      <text:p text:style-name="P25"/>
      <text:p text:style-name="P12">struct S2 <text:span text:style-name="T5"><text:tab/>// definizione di S2</text:span></text:p>
      <text:p text:style-name="P12">{ int value;</text:p>
      <text:p text:style-name="P12">S1 *n;};</text:p>
      <text:p text:style-name="P30"/>
      <text:p text:style-name="P37">48 Uso di array ordinati di strutture</text:p>
      <text:p text:style-name="P25">È frequente il dover gestire archivi ordinati di oggetti complessi (ES: persone, articoli, libri, ecc. ).</text:p>
      <text:p text:style-name="P25"/>
      <text:p text:style-name="P25">L’uso di strutture rappresenta l’elemento base dei sistemi informativi (es: archivi, inventari, rubriche, anagrafi, ecc.). Per l’ordinamento usa qualche campo specifico (chiave).</text:p>
      <text:p text:style-name="P25"/>
      <text:p text:style-name="P25">Tipicamente utilizzate strutture di dati dinamiche ad hoc (es: alberi di ricerca binaria).</text:p>
      <text:p text:style-name="P25"/>
      <text:p text:style-name="P25"><text:span text:style-name="T24">Esempio di archivio semplificato:</text:span> array ordinato di persone.</text:p>
      <text:p text:style-name="P25"/>
      <text:p text:style-name="P34">Esempio 1:</text:p>
      <text:p text:style-name="P25">Array ordinato di strutture <text:span text:style-name="T14">persona</text:span>:</text:p>
      <text:p text:style-name="P12">persona persone [NmaxPers];</text:p>
      <text:p text:style-name="P25"/>
      <text:p text:style-name="P25">Ordinamento e ricerca usano strcmp sul campo cognome:</text:p>
      <text:p text:style-name="P12">if (strcmp(p[i].cognome,cognome) &lt; 0) <text:span text:style-name="T5">→</text:span><text:span text:style-name="T6"> ricerca binaria</text:span></text:p>
      <text:p text:style-name="P4"><text:span text:style-name="T20">if(</text:span><text:span text:style-name="T19">strcmp(p[i].cognome,</text:span><text:span text:style-name="T20">p[i+1].c</text:span><text:span text:style-name="T19">ognome) </text:span><text:span text:style-name="T20">&lt;0) </text:span><text:span text:style-name="T8">→ bubble sort</text:span></text:p>
      <text:p text:style-name="P27"/>
      <text:p text:style-name="P25">Problema: ogni swap effettua 3 copie tra struct! Molto inefficiente!</text:p>
      <text:p text:style-name="P25"/>
      <text:p text:style-name="P26"><text:span text:style-name="T24">Esempio 2:</text:span> </text:p>
      <text:p text:style-name="P26"><text:span text:style-name="T25">A</text:span>rray ordinato di <text:span text:style-name="T1">puntatori</text:span> a strutture <text:span text:style-name="T15">p</text:span><text:span text:style-name="T14">ersona:</text:span></text:p>
      <text:p text:style-name="P25">persona * persone [NmaxPers];</text:p>
      <text:p text:style-name="P25"/>
      <text:p text:style-name="P12">Ordinamento e ricerca usano strcmp sul campo cognome:</text:p>
      <text:p text:style-name="P12">if (strcmp(p[i]-<text:span text:style-name="T25">&gt;</text:span>cognome,cognome) &lt; 0) → ricerca binaria</text:p>
      <text:p text:style-name="P12">if(strcmp(p[i]-<text:span text:style-name="T25">&gt;</text:span>cognome,persona[i+1]-<text:span text:style-name="T25">&gt;</text:span>cognome) &lt;0) → bubble sort</text:p>
      <text:p text:style-name="P25"/>
      <text:p text:style-name="P25">Importante: ogni swap effettua 3 copie tra puntatori. <text:span text:style-name="T25">Ef</text:span>ficiente! <text:span text:style-name="T25">Ogni puntatore ha dimensione fissa, indipendentemente dal tipo puntato.</text:span></text:p>
      <text:p text:style-name="P25"/>
      <text:p text:style-name="P13">Esempio 3: </text:p>
      <text:p text:style-name="P27"><text:span text:style-name="T1">Doppio</text:span> array ordinato di puntatori a persone</text:p>
      <text:p text:style-name="P27">Richiesta: poter effettuare ricerca sia per nome che per cognome.</text:p>
      <text:p text:style-name="P27"/>
      <text:p text:style-name="P27">Idea: 2 array di puntatori a strutture “persona”, ordinati rispettivamente per nome e</text:p>
      <text:p text:style-name="P27">cognome.</text:p>
      <text:p text:style-name="P27"/>
      <text:p text:style-name="P13">persona * nomi [NmaxPers];</text:p>
      <text:p text:style-name="P13">persona * cognomi [NmaxPers];</text:p>
      <text:p text:style-name="P13"/>
      <text:p text:style-name="P27">Ordinamento e ricerca usano strcmp sul campo cognome e nome rispettivamente:</text:p>
      <text:p text:style-name="P13">if (strcmp(p[i]-&gt;cognome,cognome) &lt; 0) ...</text:p>
      <text:p text:style-name="P13">if (strcmp(p[i]-&gt;nome,nome) &lt; 0) …</text:p>
      <text:p text:style-name="P27"/>
      <text:p text:style-name="P27">Le struct sono condivise tra i due array, ogni swap effettua 3 copie tra puntatori. Efficiente!</text:p>
      <text:p text:style-name="P37">Pattern per gestire tante strutture</text:p>
      <text:p text:style-name="P12">struct persone {char nome[20], cognome[20], sesso[2];};</text:p>
      <text:p text:style-name="P12"/>
      <text:p text:style-name="P12">int main () {</text:p>
      <text:p text:style-name="P12"/>
      <text:p text:style-name="P12"><text:s text:c="2"/>int totpersone=4;</text:p>
      <text:p text:style-name="P12"><text:s text:c="2"/>persone persona[4];</text:p>
      <text:p text:style-name="P12"/>
      <text:p text:style-name="P12"><text:s text:c="2"/>for(int i=0;i&lt;4;i++){</text:p>
      <text:p text:style-name="P12"><text:s text:c="4"/>cout &lt;&lt; "Dati persona " &lt;&lt; i &lt;&lt; endl;</text:p>
      <text:p text:style-name="P12"><text:s text:c="4"/>cin &gt;&gt; persona[i].nome &gt;&gt; persona[i].cognome &gt;&gt; persona[i].sesso;</text:p>
      <text:p text:style-name="P12"><text:s text:c="4"/>cout &lt;&lt; endl;</text:p>
      <text:p text:style-name="P12"><text:s text:c="2"/>}</text:p>
      <text:p text:style-name="P12"/>
      <text:p text:style-name="P12"><text:s text:c="2"/>for(int i=0;i&lt;4;i++){</text:p>
      <text:p text:style-name="P12"><text:s text:c="4"/>cout &lt;&lt; "Dati persona " &lt;&lt; i &lt;&lt; endl;</text:p>
      <text:p text:style-name="P12"><text:s text:c="4"/>cout &lt;&lt; persona[i].nome &lt;&lt; endl;</text:p>
      <text:p text:style-name="P12"><text:s text:c="4"/>cout &lt;&lt; persona[i].cognome &lt;&lt; endl;</text:p>
      <text:p text:style-name="P12"><text:s text:c="4"/>cout &lt;&lt; persona[i].sesso &lt;&lt; endl;</text:p>
      <text:p text:style-name="P12"><text:s text:c="4"/>cout &lt;&lt; endl;</text:p>
      <text:p text:style-name="P12"><text:s text:c="2"/>}</text:p>
      <text:p text:style-name="P12"><text:s text:c="2"/></text:p>
      <text:p text:style-name="P12">}</text:p>
      <text:p text:style-name="P25">Può essere implementato con un menu’ testuale e delle funzioni e l’utente può arbitrariamente:</text:p>
      <text:list xml:id="list3351439909" text:style-name="L3">
        <text:list-item>
          <text:p text:style-name="P42"><text:span text:style-name="T7">decidere di stampare la persona </text:span><text:span text:style-name="T19">i </text:span><text:span text:style-name="T7">o una persona precisa cercata per cognome</text:span></text:p>
        </text:list-item>
        <text:list-item>
          <text:p text:style-name="P41">inserire un’altra persona <text:s/><text:span text:style-name="T29">(notificare l’utente se il database è pieno).</text:span></text:p>
        </text:list-item>
        <text:list-item>
          <text:p text:style-name="P42"><text:span text:style-name="T7">eliminare una persona (cerca la persona per cognome e elimina la cella </text:span><text:span text:style-name="T19">i</text:span><text:span text:style-name="T7"> dell’array persona poi le altre celle scalano) </text:span></text:p>
        </text:list-item>
        <text:list-item>
          <text:p text:style-name="P41">stamparle tutte in ordine alfabetico (bubble sort, prediligendo il cognome).</text:p>
        </text:list-item>
      </text:list>
      <text:p text:style-name="P21"/>
      <text:p text:style-name="P21">! Passare le strutture per riferimento ! <text:span text:style-name="T4">Oppure passo un puntatore se ho un array dinamico.</text:span></text:p>
      <text:p text:style-name="P21"/>
      <text:p text:style-name="P3"><text:span text:style-name="T9">Si può anche usare al posto di </text:span><text:span text:style-name="T21">cin </text:span><text:span text:style-name="T9">e </text:span><text:span text:style-name="T21">cout</text:span><text:span text:style-name="T9"> un file di testo ben formattato.</text:span></text:p>
      <text:p text:style-name="P3"><text:span text:style-name="T9"/></text:p>
      <text:p text:style-name="P3"><text:span text:style-name="T9"/></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13T10:04:25.136953338</meta:creation-date>
    <dc:date>2021-11-22T17:23:16.532769149</dc:date>
    <meta:editing-duration>PT2H2M55S</meta:editing-duration>
    <meta:editing-cycles>3</meta:editing-cycles>
    <meta:generator>LibreOffice/6.4.7.2$Linux_X86_64 LibreOffice_project/40$Build-2</meta:generator>
    <meta:document-statistic meta:table-count="0" meta:image-count="0" meta:object-count="0" meta:page-count="7" meta:paragraph-count="210" meta:word-count="1544" meta:character-count="10139" meta:non-whitespace-character-count="8698"/>
  </office:meta>
</office:document-meta>
</file>